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3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5-02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65048" calcext:value-type="float">
            <text:p>-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6-15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6488" calcext:value-type="float">
            <text:p>-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5-0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50392" calcext:value-type="float">
            <text:p>-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4-01-17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29056" calcext:value-type="float">
            <text:p>-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4-25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3-02-01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396" calcext:value-type="float">
            <text:p>-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12-01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9328" calcext:value-type="float">
            <text:p>-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11-03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5-0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26592" calcext:value-type="float">
            <text:p>-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3-1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2-02-0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12-03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27176" calcext:value-type="float">
            <text:p>-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11-1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33272" calcext:value-type="float">
            <text:p>-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7-28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6-07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5-11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9472" calcext:value-type="float">
            <text:p>-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5-04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8616" calcext:value-type="float">
            <text:p>-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2-1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96696" calcext:value-type="float">
            <text:p>-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1-02-0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86256" calcext:value-type="float">
            <text:p>-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10-28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7-2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37488" calcext:value-type="float">
            <text:p>-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2-11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20-01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35736" calcext:value-type="float">
            <text:p>-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11-18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8032" calcext:value-type="float">
            <text:p>-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10-15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7-24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4-30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2312" calcext:value-type="float">
            <text:p>-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3-27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8072" calcext:value-type="float">
            <text:p>-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3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1936" calcext:value-type="float">
            <text:p>-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2-21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08432" calcext:value-type="float">
            <text:p>-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9-01-3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11-08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84504" calcext:value-type="float">
            <text:p>-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07-3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94232" calcext:value-type="float">
            <text:p>-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04-25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32104" calcext:value-type="float">
            <text:p>-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8-01-30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8204" calcext:value-type="float">
            <text:p>-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10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7384" calcext:value-type="float">
            <text:p>-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07-2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6576" calcext:value-type="float">
            <text:p>-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05-03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6152" calcext:value-type="float">
            <text:p>-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7-01-31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4064" calcext:value-type="float">
            <text:p>-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11-02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05128" calcext:value-type="float">
            <text:p>-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8-02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35024" calcext:value-type="float">
            <text:p>-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5-03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14272" calcext:value-type="float">
            <text:p>-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3-0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65504" calcext:value-type="float">
            <text:p>-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6-02-08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58824" calcext:value-type="float">
            <text:p>-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11-03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08-05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35N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2015-07-1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7696" calcext:value-type="float">
            <text:p>-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